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Vrinda1" svg:font-family="Vrinda"/>
    <style:font-face style:name="Courier New" svg:font-family="'Courier New'" style:font-adornments="Regular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Batang" svg:font-family="Batang" style:font-family-generic="system" style:font-pitch="variable"/>
    <style:font-face style:name="Courier New1" svg:font-family="'Courier New'" style:font-family-generic="system" style:font-pitch="variable"/>
    <style:font-face style:name="Garamond1" svg:font-family="Garamond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Vrinda" svg:font-family="Vrinda" style:font-family-generic="system" style:font-pitch="variable"/>
  </office:font-face-decls>
  <office:automatic-styles>
    <style:style style:name="Table2" style:family="table">
      <style:table-properties style:width="14.896cm" fo:margin-left="0.079cm" fo:margin-right="0.265cm" table:align="margins" style:writing-mode="lr-tb"/>
    </style:style>
    <style:style style:name="Table2.A" style:family="table-column">
      <style:table-column-properties style:column-width="3.096cm" style:rel-column-width="1755*"/>
    </style:style>
    <style:style style:name="Table2.B" style:family="table-column">
      <style:table-column-properties style:column-width="2.54cm" style:rel-column-width="1440*"/>
    </style:style>
    <style:style style:name="Table2.C" style:family="table-column">
      <style:table-column-properties style:column-width="1.852cm" style:rel-column-width="1050*"/>
    </style:style>
    <style:style style:name="Table2.D" style:family="table-column">
      <style:table-column-properties style:column-width="1.838cm" style:rel-column-width="1042*"/>
    </style:style>
    <style:style style:name="Table2.E" style:family="table-column">
      <style:table-column-properties style:column-width="0.067cm" style:rel-column-width="38*"/>
    </style:style>
    <style:style style:name="Table2.F" style:family="table-column">
      <style:table-column-properties style:column-width="1.826cm" style:rel-column-width="1035*"/>
    </style:style>
    <style:style style:name="Table2.1" style:family="table-row">
      <style:table-row-properties style:min-row-height="0.522cm"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a"/>
    </style:style>
    <style:style style:name="Table1" style:family="table">
      <style:table-properties style:width="15.081cm" table:align="left" style:writing-mode="lr-tb"/>
    </style:style>
    <style:style style:name="Table1.A" style:family="table-column">
      <style:table-column-properties style:column-width="2.54cm"/>
    </style:style>
    <style:style style:name="Table1.B" style:family="table-column">
      <style:table-column-properties style:column-width="3.678cm"/>
    </style:style>
    <style:style style:name="Table1.C" style:family="table-column">
      <style:table-column-properties style:column-width="2.408cm"/>
    </style:style>
    <style:style style:name="Table1.D" style:family="table-column">
      <style:table-column-properties style:column-width="2.143cm"/>
    </style:style>
    <style:style style:name="Table1.E" style:family="table-column">
      <style:table-column-properties style:column-width="1.984cm"/>
    </style:style>
    <style:style style:name="Table1.F" style:family="table-column">
      <style:table-column-properties style:column-width="2.328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Garamond" fo:font-weight="bold" style:font-weight-asian="bold"/>
    </style:style>
    <style:style style:name="P3" style:family="paragraph" style:parent-style-name="Standard">
      <style:text-properties style:font-name="Garamond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Garamond" fo:font-size="12pt" style:font-size-asian="12pt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Garamond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list-style-name="WWNum1">
      <style:paragraph-properties fo:text-align="justify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Garamond" fo:font-size="10pt" fo:font-style="normal" fo:text-shadow="none" style:text-underline-style="none" fo:font-weight="normal" fo:background-color="#ffff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Garamond" fo:font-size="10pt" fo:font-style="normal" fo:text-shadow="none" style:text-underline-style="solid" style:text-underline-width="auto" style:text-underline-color="font-color" fo:font-weight="bold" fo:background-color="#fffff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000000" style:font-name="Garamond" fo:font-size="10pt" fo:background-color="#ffffff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color="#000000" style:font-name="Garamond" fo:font-size="10pt" style:text-underline-style="solid" style:text-underline-width="auto" style:text-underline-color="font-color" fo:font-weight="bold" fo:background-color="#ffffff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Garamond" fo:font-size="10pt" style:font-size-asian="10pt" style:font-name-complex="Garamond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name-complex="Garamond" style:font-size-complex="10pt"/>
    </style:style>
    <style:style style:name="P18" style:family="paragraph" style:parent-style-name="Standard">
      <style:text-properties fo:font-size="12pt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0" style:family="paragraph" style:parent-style-name="Standard" style:list-style-name="WWNum1">
      <style:paragraph-properties fo:text-align="justify" style:justify-single-word="false"/>
      <style:text-properties fo:font-size="12pt" style:font-size-asian="12pt" style:font-size-complex="12pt"/>
    </style:style>
    <style:style style:name="P21" style:family="paragraph" style:parent-style-name="Standard" style:list-style-name="WWNum2">
      <style:paragraph-properties fo:text-align="justify" style:justify-single-word="false"/>
      <style:text-properties fo:font-size="12pt" style:font-size-asian="12pt" style:font-size-complex="12pt"/>
    </style:style>
    <style:style style:name="P22" style:family="paragraph" style:parent-style-name="Standard" style:list-style-name="WWNum4">
      <style:paragraph-properties fo:line-height="150%" fo:text-align="justify" style:justify-single-word="false" fo:orphans="0" fo:widows="0" fo:hyphenation-ladder-count="no-limit"/>
      <style:text-properties fo:font-size="12pt" style:font-size-asian="12pt" style:font-size-complex="12pt" fo:hyphenate="false" fo:hyphenation-remain-char-count="2" fo:hyphenation-push-char-count="2"/>
    </style:style>
    <style:style style:name="P2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aramond" fo:font-size="12pt" fo:font-style="italic" fo:font-weight="bold" style:font-size-asian="12pt" style:font-style-asian="italic" style:font-weight-asian="bold" style:font-size-complex="12pt"/>
    </style:style>
    <style:style style:name="P2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aramond" fo:font-size="12pt" style:font-size-asian="12pt" style:font-size-complex="12pt"/>
    </style:style>
    <style:style style:name="P2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aramond" fo:font-size="12pt" style:font-size-asian="12pt" style:font-size-complex="12pt" style:font-weight-complex="bold"/>
    </style:style>
    <style:style style:name="P2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27" style:family="paragraph" style:parent-style-name="Standard" style:master-page-name="Standard">
      <style:paragraph-properties fo:margin-left="1.27cm" fo:margin-right="0cm" fo:text-indent="1.27cm" style:auto-text-indent="false" style:page-number="auto"/>
      <style:text-properties style:font-name="Garamond" fo:font-size="18pt" fo:font-weight="bold" style:font-size-asian="18pt" style:font-weight-asian="bold" style:font-size-complex="18pt"/>
    </style:style>
    <style:style style:name="P28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Garamond" fo:font-size="12pt" style:font-size-asian="12pt" style:font-size-complex="12pt"/>
    </style:style>
    <style:style style:name="P29" style:family="paragraph" style:parent-style-name="Standard">
      <style:paragraph-properties fo:margin-left="0.635cm" fo:margin-right="0cm" fo:text-align="justify" style:justify-single-word="false" fo:text-indent="0.635cm" style:auto-text-indent="false"/>
      <style:text-properties style:font-name="Garamond" fo:font-size="12pt" style:font-size-asian="12pt" style:font-size-complex="12pt"/>
    </style:style>
    <style:style style:name="P30" style:family="paragraph" style:parent-style-name="Standard">
      <style:paragraph-properties fo:margin-left="0.635cm" fo:margin-right="0cm" fo:text-align="justify" style:justify-single-word="false" fo:text-indent="0.635cm" style:auto-text-indent="false"/>
      <style:text-properties style:font-name="Garamond" fo:font-size="12pt" fo:font-weight="bold" style:font-size-asian="12pt" style:font-weight-asian="bold" style:font-size-complex="12pt"/>
    </style:style>
    <style:style style:name="P31" style:family="paragraph" style:parent-style-name="Header">
      <style:paragraph-properties fo:text-align="end" style:justify-single-word="false"/>
    </style:style>
    <style:style style:name="P32" style:family="paragraph" style:parent-style-name="List_20_Paragraph">
      <style:text-properties style:font-name="Garamond" fo:font-size="12pt" style:font-size-asian="12pt" style:font-size-complex="12pt"/>
    </style:style>
    <style:style style:name="P33" style:family="paragraph" style:parent-style-name="List_20_Paragraph">
      <style:paragraph-properties fo:text-align="justify" style:justify-single-word="false"/>
      <style:text-properties style:font-name="Garamond" fo:font-size="12pt" style:font-size-asian="12pt" style:font-size-complex="12pt"/>
    </style:style>
    <style:style style:name="P34" style:family="paragraph" style:parent-style-name="List_20_Paragraph" style:list-style-name="WWNum8">
      <style:paragraph-properties fo:text-align="justify" style:justify-single-word="false"/>
      <style:text-properties fo:font-size="12pt" style:font-size-asian="12pt" style:font-size-complex="12pt"/>
    </style:style>
    <style:style style:name="P35" style:family="paragraph" style:parent-style-name="List_20_Paragraph" style:list-style-name="WWNum10">
      <style:paragraph-properties fo:text-align="justify" style:justify-single-word="false"/>
      <style:text-properties fo:font-size="12pt" style:font-size-asian="12pt" style:font-size-complex="12pt"/>
    </style:style>
    <style:style style:name="P36" style:family="paragraph" style:parent-style-name="List_20_Paragraph" style:list-style-name="WWNum5">
      <style:paragraph-properties fo:text-align="justify" style:justify-single-word="false"/>
      <style:text-properties fo:font-size="12pt" style:font-size-asian="12pt" style:font-size-complex="12pt"/>
    </style:style>
    <style:style style:name="P37" style:family="paragraph" style:parent-style-name="List_20_Paragraph" style:list-style-name="WWNum11">
      <style:paragraph-properties fo:text-align="justify" style:justify-single-word="false"/>
      <style:text-properties fo:font-size="12pt" style:font-size-asian="12pt" style:font-size-complex="12pt"/>
    </style:style>
    <style:style style:name="P38" style:family="paragraph" style:parent-style-name="List_20_Paragraph" style:list-style-name="WWNum7">
      <style:text-properties fo:font-size="12pt" style:font-size-asian="12pt" style:font-size-complex="12pt"/>
    </style:style>
    <style:style style:name="P39" style:family="paragraph" style:parent-style-name="List_20_Paragraph" style:list-style-name="WWNum6">
      <style:text-properties fo:font-size="12pt" style:font-size-asian="12pt" style:font-size-complex="12pt"/>
    </style:style>
    <style:style style:name="P40" style:family="paragraph" style:parent-style-name="List_20_Paragraph" style:list-style-name="WWNum9">
      <style:text-properties fo:font-size="12pt" style:font-size-asian="12pt" style:font-size-complex="12pt"/>
    </style:style>
    <style:style style:name="P41" style:family="paragraph" style:parent-style-name="List_20_Paragraph" style:list-style-name="WWNum10">
      <style:text-properties fo:font-size="12pt" style:font-size-asian="12pt" style:font-size-complex="12pt"/>
    </style:style>
    <style:style style:name="P42" style:family="paragraph" style:parent-style-name="List_20_Paragraph" style:list-style-name="WWNum12">
      <style:paragraph-properties fo:line-height="150%" fo:text-align="justify" style:justify-single-word="false" fo:orphans="0" fo:widows="0" fo:hyphenation-ladder-count="no-limit"/>
      <style:text-properties fo:font-size="12pt" style:font-size-asian="12pt" style:font-size-complex="12pt" fo:hyphenate="false" fo:hyphenation-remain-char-count="2" fo:hyphenation-push-char-count="2"/>
    </style:style>
    <style:style style:name="P43" style:family="paragraph" style:parent-style-name="List_20_Paragraph" style:list-style-name="WWNum11">
      <style:paragraph-properties fo:line-height="150%" fo:text-align="justify" style:justify-single-word="false" fo:orphans="0" fo:widows="0" fo:hyphenation-ladder-count="no-limit"/>
      <style:text-properties fo:font-size="12pt" style:font-size-asian="12pt" style:font-size-complex="12pt" fo:hyphenate="false" fo:hyphenation-remain-char-count="2" fo:hyphenation-push-char-count="2"/>
    </style:style>
    <style:style style:name="P44" style:family="paragraph" style:parent-style-name="List_20_Paragraph" style:list-style-name="WWNum11">
      <style:text-properties fo:font-size="12pt" style:font-size-asian="12pt" style:font-size-complex="12pt"/>
    </style:style>
    <style:style style:name="P45" style:family="paragraph" style:parent-style-name="No_20_Spacing">
      <style:paragraph-properties fo:margin-left="1.27cm" fo:margin-right="0cm" fo:text-indent="0cm" style:auto-text-indent="false"/>
      <style:text-properties style:font-name="Garamond" fo:font-size="12pt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Garamon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Garamond" fo:font-size="10pt" style:font-size-asian="10pt" style:font-size-complex="10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Garamond"/>
    </style:style>
    <style:style style:name="T3" style:family="text">
      <style:text-properties style:font-name="Garamond" fo:font-size="18pt" fo:font-weight="bold" style:font-name-asian="Batang" style:font-size-asian="18pt" style:font-weight-asian="bold" style:font-size-complex="18pt"/>
    </style:style>
    <style:style style:name="T4" style:family="text">
      <style:text-properties style:font-name="Garamond" fo:font-size="18pt" fo:font-weight="bold" style:font-size-asian="18pt" style:font-weight-asian="bold" style:font-size-complex="18pt"/>
    </style:style>
    <style:style style:name="T5" style:family="text">
      <style:text-properties style:font-name="Garamond" fo:font-size="11pt" style:text-underline-style="solid" style:text-underline-width="auto" style:text-underline-color="font-color" style:font-size-asian="11pt" style:font-size-complex="11pt"/>
    </style:style>
    <style:style style:name="T6" style:family="text">
      <style:text-properties style:font-name="Garamond" fo:font-size="11pt" style:font-size-asian="11pt" style:font-size-complex="11pt"/>
    </style:style>
    <style:style style:name="T7" style:family="text">
      <style:text-properties style:font-name="Garamond" fo:font-size="11pt" style:font-size-asian="11pt" style:font-size-complex="11pt" style:font-weight-complex="bold"/>
    </style:style>
    <style:style style:name="T8" style:family="text">
      <style:text-properties style:font-name="Garamond" fo:font-size="11pt" fo:font-weight="bold" style:font-size-asian="11pt" style:font-weight-asian="bold" style:font-size-complex="11pt"/>
    </style:style>
    <style:style style:name="T9" style:family="text">
      <style:text-properties style:font-name="Garamond" fo:font-size="11pt" fo:font-style="italic" style:font-size-asian="11pt" style:font-style-asian="italic" style:font-name-complex="F" style:font-size-complex="16pt"/>
    </style:style>
    <style:style style:name="T10" style:family="text">
      <style:text-properties style:font-name="Garamond" fo:font-weight="bold" style:font-weight-asian="bold"/>
    </style:style>
    <style:style style:name="T11" style:family="text">
      <style:text-properties style:font-name="Garamond" fo:font-weight="bold" style:font-weight-asian="bold" style:font-weight-complex="bold"/>
    </style:style>
    <style:style style:name="T12" style:family="text">
      <style:text-properties style:font-name="Garamond" style:text-underline-style="solid" style:text-underline-width="auto" style:text-underline-color="font-color"/>
    </style:style>
    <style:style style:name="T13" style:family="text">
      <style:text-properties style:font-name="Garamond" style:text-underline-style="solid" style:text-underline-width="auto" style:text-underline-color="font-color" fo:font-weight="bold" style:font-weight-asian="bold"/>
    </style:style>
    <style:style style:name="T14" style:family="text">
      <style:text-properties style:font-name="Garamond" style:text-underline-style="solid" style:text-underline-width="auto" style:text-underline-color="font-color" fo:font-weight="bold" style:font-weight-asian="bold" style:font-name-complex="Garamond1" style:font-weight-complex="bold"/>
    </style:style>
    <style:style style:name="T15" style:family="text">
      <style:text-properties style:font-name="Garamond" fo:font-style="italic" fo:font-weight="bold" style:font-style-asian="italic" style:font-weight-asian="bold"/>
    </style:style>
    <style:style style:name="T16" style:family="text">
      <style:text-properties style:font-name="Garamond" fo:font-style="italic" style:font-style-asian="italic"/>
    </style:style>
    <style:style style:name="T17" style:family="text">
      <style:text-properties style:font-name="Garamond" fo:font-style="italic" style:font-style-asian="italic" style:font-name-complex="F"/>
    </style:style>
    <style:style style:name="T18" style:family="text">
      <style:text-properties style:font-name="Garamond" style:font-weight-complex="bold"/>
    </style:style>
    <style:style style:name="T19" style:family="text">
      <style:text-properties style:font-name="Garamond" style:font-name-complex="Garamond1"/>
    </style:style>
    <style:style style:name="T20" style:family="text">
      <style:text-properties style:font-name="Garamond" fo:font-size="10pt" style:font-size-asian="10pt" style:font-size-complex="10pt"/>
    </style:style>
    <style:style style:name="T21" style:family="text">
      <style:text-properties style:font-name="Garamond" fo:font-size="10pt" style:text-underline-style="solid" style:text-underline-width="auto" style:text-underline-color="font-color" style:font-size-asian="10pt" style:font-size-complex="10pt"/>
    </style:style>
    <style:style style:name="T22" style:family="text">
      <style:text-properties style:font-name="Garamond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23" style:family="text">
      <style:text-properties style:font-name="Garamond" fo:font-size="12pt" style:font-size-asian="12pt" style:font-size-complex="12pt"/>
    </style:style>
    <style:style style:name="T24" style:family="text">
      <style:text-properties style:font-name="Garamond" fo:font-size="12pt" fo:font-style="italic" style:font-size-asian="12pt" style:font-style-asian="italic" style:font-name-complex="F" style:font-size-complex="12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fo:font-weight="bold" style:font-weight-asian="bold"/>
    </style:style>
    <style:style style:name="T27" style:family="text">
      <style:text-properties style:font-name="Garamond"/>
    </style:style>
    <style:style style:name="T28" style:family="text">
      <style:text-properties style:font-name="Garamond" fo:font-size="10pt" style:font-size-asian="10pt" style:font-size-complex="10pt"/>
    </style:style>
    <style:style style:name="T29" style:family="text">
      <style:text-properties style:font-name="Garamond" fo:font-size="13pt" style:font-size-asian="13pt" style:font-size-complex="13pt"/>
    </style:style>
    <style:style style:name="T30" style:family="text">
      <style:text-properties style:font-name="Garamond" fo:font-size="11pt" style:font-size-asian="11pt" style:font-size-complex="11pt"/>
    </style:style>
    <style:style style:name="T31" style:family="text">
      <style:text-properties style:font-name="Garamond" fo:font-size="10.5pt" style:font-size-asian="10.5pt" style:font-size-complex="10.5pt"/>
    </style:style>
    <style:style style:name="T32" style:family="text">
      <style:text-properties style:language-complex="bn" style:country-complex="B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Standard"><text:span text:style-name="T3">CURRICULUM VITAE of </text:span><text:span text:style-name="T4">SHAHLA BINTE RIZVI</text:span></text:p>
      <text:p text:style-name="P1"/>
      <text:p text:style-name="P18"><text:span text:style-name="T5">E-mail:</text:span><text:span text:style-name="T6"> shahla@grameenphone.com, shahla_eee_99@yahoo.com <text:s text:c="4"/></text:span><text:span text:style-name="T5">Phone</text:span><text:span text:style-name="T6">: (88) 01711-507610 (Cell) <text:s text:c="13"/></text:span><text:span text:style-name="T2"><text:s text:c="54"/></text:span></text:p>
      <text:p text:style-name="P3"><text:span text:style-name="T2"/></text:p>
      <text:p text:style-name="P19"><text:span text:style-name="T10">OBJECTIVE</text:span></text:p>
      <text:p text:style-name="P6"/>
      <text:list xml:id="list36204238" text:style-name="WWNum1">
        <text:list-item>
          <text:p text:style-name="P20"><text:span text:style-name="T2">To acquire professional experience in an advance environment in the field of Telecommunication Engineering. <text:s/></text:span></text:p>
        </text:list-item>
      </text:list>
      <text:p text:style-name="P2"/>
      <text:p text:style-name="P7"><text:span text:style-name="T10">EDUCATION</text:span></text:p>
      <text:p text:style-name="P7"><text:span text:style-name="T10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6">Degree Obtained</text:p>
            <text:p text:style-name="P46"/>
            <text:p text:style-name="P46"/>
          </table:table-cell>
          <table:table-cell table:style-name="Table1.A1" office:value-type="string">
            <text:p text:style-name="P13">Institution</text:p>
          </table:table-cell>
          <table:table-cell table:style-name="Table1.A1" office:value-type="string">
            <text:p text:style-name="P13">Department/</text:p>
            <text:p text:style-name="P13">Board</text:p>
          </table:table-cell>
          <table:table-cell table:style-name="Table1.A1" office:value-type="string">
            <text:p text:style-name="P13">Major</text:p>
          </table:table-cell>
          <table:table-cell table:style-name="Table1.A1" office:value-type="string">
            <text:p text:style-name="P15">CGPA*/</text:p>
            <text:p text:style-name="P15">Division</text:p>
          </table:table-cell>
          <table:table-cell table:style-name="Table1.F1" office:value-type="string">
            <text:p text:style-name="P15">Year of Com<text:span text:style-name="T32">pletion</text:span></text:p>
          </table:table-cell>
        </table:table-row>
        <table:table-row>
          <table:table-cell table:style-name="Table1.A2" office:value-type="string">
            <text:p text:style-name="P47">Bachelor of Science (B.Sc)</text:p>
          </table:table-cell>
          <table:table-cell table:style-name="Table1.A2" office:value-type="string">
            <text:p text:style-name="P12">Bangladesh University of Engineering and Technology (BUET), Dhaka, Bangladesh</text:p>
            <text:p text:style-name="P10"><text:span text:style-name="T20">(</text:span><text:a xlink:type="simple" xlink:href="http://www.buet.ac.bd"><text:span text:style-name="T20">www.buet.ac.bd</text:span></text:a><text:span text:style-name="T20">)</text:span></text:p>
          </table:table-cell>
          <table:table-cell table:style-name="Table1.A2" office:value-type="string">
            <text:p text:style-name="P11">Electrical &amp; Electronic Engineering</text:p>
          </table:table-cell>
          <table:table-cell table:style-name="Table1.A2" office:value-type="string">
            <text:p text:style-name="P11">Electrical &amp; Electronic Engineering</text:p>
          </table:table-cell>
          <table:table-cell table:style-name="Table1.A2" office:value-type="string">
            <text:p text:style-name="P14">3.62</text:p>
            <text:p text:style-name="P14">*(in a scale of 4.0)</text:p>
          </table:table-cell>
          <table:table-cell table:style-name="Table1.F2" office:value-type="float" office:value="2005">
            <text:p text:style-name="P14">2005</text:p>
          </table:table-cell>
        </table:table-row>
        <table:table-row>
          <table:table-cell table:style-name="Table1.A2" office:value-type="string">
            <text:p text:style-name="P47">Higher Secondary Certificate(HSC)</text:p>
            <text:p text:style-name="P47"/>
          </table:table-cell>
          <table:table-cell table:style-name="Table1.A2" office:value-type="string">
            <text:p text:style-name="P12">Viqarunnisa <text:s/>Noon College</text:p>
          </table:table-cell>
          <table:table-cell table:style-name="Table1.A2" office:value-type="string">
            <text:p text:style-name="P11">Dhaka</text:p>
          </table:table-cell>
          <table:table-cell table:style-name="Table1.A2" office:value-type="string">
            <text:p text:style-name="P11">Science</text:p>
          </table:table-cell>
          <table:table-cell table:style-name="Table1.A2" office:value-type="string">
            <text:p text:style-name="P14">First (Marks: 88.4%)</text:p>
          </table:table-cell>
          <table:table-cell table:style-name="Table1.F3" office:value-type="string">
            <text:p text:style-name="P14">199<text:span text:style-name="T32">9</text:span></text:p>
          </table:table-cell>
        </table:table-row>
        <table:table-row>
          <table:table-cell table:style-name="Table1.A2" office:value-type="string">
            <text:p text:style-name="P47">Secondary School certificate(SSC)</text:p>
          </table:table-cell>
          <table:table-cell table:style-name="Table1.A2" office:value-type="string">
            <text:p text:style-name="P12">Viqarunnisa <text:s/>Noon School</text:p>
          </table:table-cell>
          <table:table-cell table:style-name="Table1.A2" office:value-type="string">
            <text:p text:style-name="P11">Dhaka</text:p>
          </table:table-cell>
          <table:table-cell table:style-name="Table1.A2" office:value-type="string">
            <text:p text:style-name="P11">Science</text:p>
          </table:table-cell>
          <table:table-cell table:style-name="Table1.A2" office:value-type="string">
            <text:p text:style-name="P14">First (Marks: 88.3%)</text:p>
          </table:table-cell>
          <table:table-cell table:style-name="Table1.F3" office:value-type="string">
            <text:p text:style-name="P14">199<text:span text:style-name="T32">7</text:span></text:p>
          </table:table-cell>
        </table:table-row>
      </table:table>
      <text:p text:style-name="P2"/>
      <text:p text:style-name="P7"><text:span text:style-name="T10">TEST SCORES</text:span></text:p>
      <text:p text:style-name="P7"><text:span text:style-name="T10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6"><text:span text:style-name="T1">Generalized Test Scores</text:span></text:p>
            <text:p text:style-name="P16"><text:span text:style-name="T1">(Test Date)</text:span></text:p>
          </table:table-cell>
          <table:table-cell table:style-name="Table2.A1" office:value-type="string">
            <text:p text:style-name="P16"><text:span text:style-name="T1">Components and Component Scores</text:span></text:p>
          </table:table-cell>
          <table:table-cell table:style-name="Table2.A1" table:number-columns-spanned="2" office:value-type="string">
            <text:p text:style-name="P16"><text:span text:style-name="T1">Overall Score</text:span></text:p>
          </table:table-cell>
          <table:covered-table-cell/>
        </table:table-row>
        <table:table-row table:style-name="Table2.1">
          <table:table-cell table:style-name="Table2.A1" table:number-rows-spanned="2" office:value-type="string">
            <text:p text:style-name="P16"><text:span text:style-name="T1">IELTS</text:span></text:p>
            <text:p text:style-name="P16">(<text:span text:style-name="T1">October, 2009</text:span>)</text:p>
          </table:table-cell>
          <table:table-cell table:style-name="Table2.A1" office:value-type="string">
            <text:p text:style-name="P16"><text:span text:style-name="T25">Listening</text:span></text:p>
          </table:table-cell>
          <table:table-cell table:style-name="Table2.A1" office:value-type="string">
            <text:p text:style-name="P16"><text:span text:style-name="T25">Reading</text:span></text:p>
          </table:table-cell>
          <table:table-cell table:style-name="Table2.A1" table:number-columns-spanned="2" office:value-type="string">
            <text:p text:style-name="P16"><text:span text:style-name="T25">Writing</text:span></text:p>
          </table:table-cell>
          <table:covered-table-cell/>
          <table:table-cell table:style-name="Table2.A1" office:value-type="string">
            <text:p text:style-name="P16"><text:span text:style-name="T25">Speaking</text:span></text:p>
          </table:table-cell>
          <table:table-cell table:style-name="Table2.A1" table:number-columns-spanned="0" office:value-type="string">
            <text:p text:style-name="P16"><text:span text:style-name="T1">Overall Band Score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16">8.5</text:p>
          </table:table-cell>
          <table:table-cell table:style-name="Table2.A1" office:value-type="string">
            <text:p text:style-name="P16">8.5</text:p>
          </table:table-cell>
          <table:table-cell table:style-name="Table2.A1" table:number-columns-spanned="2" office:value-type="string">
            <text:p text:style-name="P16">7</text:p>
          </table:table-cell>
          <table:covered-table-cell/>
          <table:table-cell table:style-name="Table2.A1" office:value-type="string">
            <text:p text:style-name="P16">7</text:p>
          </table:table-cell>
          <table:table-cell table:style-name="Table2.A1" table:number-columns-spanned="0" office:value-type="string">
            <text:p text:style-name="P16"><text:span text:style-name="T1">8</text:span></text:p>
          </table:table-cell>
        </table:table-row>
      </table:table>
      <text:p text:style-name="P4"/>
      <text:p text:style-name="P19"><text:span text:style-name="T10">UNDERGRADUATE THESIS</text:span></text:p>
      <text:list xml:id="list36578776" text:continue-numbering="true" text:style-name="WWNum1">
        <text:list-item>
          <text:p text:style-name="P20"><text:span text:style-name="T2">“Development of a PC based ECG Machine”, Electrical &amp; Electronic Engineering, Bangladesh University of Engineering and Technology, Dhaka, Bangladesh, June 2005. </text:span></text:p>
        </text:list-item>
      </text:list>
      <text:p text:style-name="P4"/>
      <text:p text:style-name="P19"><text:span text:style-name="T10">PROFESSIONAL EXPERIENCE</text:span></text:p>
      <text:p text:style-name="P7"><text:span text:style-name="T22">Specialist,</text:span><text:span text:style-name="T23"> Back Office, Service Operation Center, Grameenphone Ltd (</text:span><text:span text:style-name="T24">GP HOUSE Basundhra, Baridhara Dhaka-1229, Bangladesh, Telephone: +88029882990, Fax: +880-2-9882970, </text:span><text:a xlink:type="simple" xlink:href="http://www.grameenphone.com"><text:span text:style-name="T23">http://www.grameenphone.com</text:span></text:a><text:span text:style-name="T23">), 05/2010—Present.</text:span></text:p>
      <text:list xml:id="list36558447" text:continue-numbering="true" text:style-name="WWNum1">
        <text:list-item>
          <text:p text:style-name="P8"><text:soft-page-break/><text:span text:style-name="T22">Deputy Superintendent Engineer</text:span><text:span text:style-name="T23">, Network Operation Center, Grameenphone Ltd (</text:span><text:span text:style-name="T24">GP HOUSE Basundhra, Baridhara Dhaka-1229, Bangladesh, Telephone: +88029882990, Fax: +880-2-9882970, </text:span><text:a xlink:type="simple" xlink:href="http://www.grameenphone.com"><text:span text:style-name="T23">http://www.grameenphone.com</text:span></text:a><text:span text:style-name="T23">), 09/2007—05/ 2010.</text:span></text:p>
        </text:list-item>
      </text:list>
      <text:p text:style-name="P28"/>
      <text:list xml:id="list36559109" text:continue-numbering="true" text:style-name="WWNum1">
        <text:list-item>
          <text:p text:style-name="P8"><text:span text:style-name="T22">System Engineer</text:span><text:span text:style-name="T23">, Network Operation Center, Grameenphone Ltd. (</text:span><text:span text:style-name="T24">GP HOUSE Basundhra, Baridhara Dhaka-1229, Bangladesh, Telephone: +88029882990, Fax: +880-2-9882970,</text:span><text:a xlink:type="simple" xlink:href="http://www.grameenphone.com"><text:span text:style-name="T23">http://www.grameenphone.com</text:span></text:a><text:span text:style-name="T23">), 12/2005—9/2007.</text:span></text:p>
        </text:list-item>
      </text:list>
      <text:p text:style-name="P32"/>
      <text:p text:style-name="P26"><text:span text:style-name="T15">Job Responsibilities:</text:span></text:p>
      <text:p text:style-name="P23"/>
      <text:list xml:id="list36208752" text:style-name="WWNum4">
        <text:list-item>
          <text:p text:style-name="P22"><text:span text:style-name="T10">Surveillance and First Level Fault Handling:</text:span></text:p>
        </text:list-item>
      </text:list>
      <text:list xml:id="list36223642" text:style-name="WWNum8">
        <text:list-item>
          <text:p text:style-name="P34"><text:span text:style-name="T2">Monitoring of total network 24*7, Fault co-relation,, follow-up, and first level fault handing of core and service network. </text:span></text:p>
        </text:list-item>
        <text:list-item>
          <text:p text:style-name="P34"><text:span text:style-name="T2">Providing remote support to stake holders during 1st line fault handling. </text:span></text:p>
        </text:list-item>
        <text:list-item>
          <text:p text:style-name="P34"><text:span text:style-name="T2">Daily Healthcheck of Service/IN/Packet network (AIR,SMSC,MMSC,PSS nodes). Co-ordination with other PLMN/PSTN operators on common issues/faults.</text:span></text:p>
        </text:list-item>
      </text:list>
      <text:p text:style-name="P33"/>
      <text:list xml:id="list36556771" text:continue-list="list36208752" text:style-name="WWNum4">
        <text:list-item>
          <text:p text:style-name="P22"><text:span text:style-name="T10">Notification to Management during faults and scheduled Maintenance work: </text:span></text:p>
        </text:list-item>
      </text:list>
      <text:list xml:id="list36206548" text:style-name="WWNum7">
        <text:list-item>
          <text:p text:style-name="P38"><text:span text:style-name="T2">Notifying Management about network status, faults and scheduled maintenance work.</text:span></text:p>
        </text:list-item>
      </text:list>
      <text:p text:style-name="P32"/>
      <text:list xml:id="list36568160" text:continue-list="list36556771" text:style-name="WWNum4">
        <text:list-item>
          <text:p text:style-name="P22"><text:span text:style-name="T10">Software upgradation at Core nodes:</text:span></text:p>
        </text:list-item>
      </text:list>
      <text:list xml:id="list36235302" text:style-name="WWNum6">
        <text:list-item>
          <text:p text:style-name="P39"><text:span text:style-name="T2">Regular software Package Loading of Core nodes (MSC/BSC/MGw/TSC/HLR/STP).</text:span></text:p>
        </text:list-item>
      </text:list>
      <text:p text:style-name="P45"/>
      <text:list xml:id="list36560092" text:continue-list="list36568160" text:style-name="WWNum4">
        <text:list-item>
          <text:p text:style-name="P22"><text:span text:style-name="T10">Performance Monitoring: </text:span></text:p>
        </text:list-item>
      </text:list>
      <text:list xml:id="list36233095" text:style-name="WWNum9">
        <text:list-item>
          <text:p text:style-name="P40"><text:span text:style-name="T2">Ensuring Core Quality and Performance through Performance Based Alarm Monitoring and investigation.</text:span></text:p>
        </text:list-item>
      </text:list>
      <text:p text:style-name="P32"/>
      <text:list xml:id="list36568577" text:continue-list="list36560092" text:style-name="WWNum4">
        <text:list-item>
          <text:p text:style-name="P22"><text:span text:style-name="T10">Report Preparation:</text:span></text:p>
        </text:list-item>
      </text:list>
      <text:list xml:id="list36217079" text:style-name="WWNum10">
        <text:list-item>
          <text:p text:style-name="P35"><text:span text:style-name="T2">Weekly network and Service outage report </text:span></text:p>
        </text:list-item>
        <text:list-item>
          <text:p text:style-name="P41"><text:span text:style-name="T2">Monthly core network availability report</text:span></text:p>
        </text:list-item>
        <text:list-item>
          <text:p text:style-name="P41"><text:span text:style-name="T2">Other ad-hoc reports.</text:span></text:p>
        </text:list-item>
      </text:list>
      <text:p text:style-name="P32"/>
      <text:list xml:id="list36582777" text:continue-list="list36568577" text:style-name="WWNum4">
        <text:list-item>
          <text:p text:style-name="P22"><text:span text:style-name="T10">Customer Complaint Solution:</text:span></text:p>
        </text:list-item>
      </text:list>
      <text:list xml:id="list36207464" text:style-name="WWNum12">
        <text:list-item>
          <text:p text:style-name="P42"><text:span text:style-name="T2">Solving Customer complaint related to core, roaming, value added services.</text:span></text:p>
        </text:list-item>
      </text:list>
      <text:list xml:id="list36558419" text:continue-list="list36582777" text:style-name="WWNum4">
        <text:list-item>
          <text:p text:style-name="P22"><text:span text:style-name="T10">Involvement in Projects: </text:span></text:p>
        </text:list-item>
      </text:list>
      <text:list xml:id="list36217901" text:style-name="WWNum11">
        <text:list-item>
          <text:p text:style-name="P44"><text:span text:style-name="T2">Participate in different Core network projects like Re-Parenting nodes, HLR migration.</text:span></text:p>
        </text:list-item>
      </text:list>
      <text:list xml:id="list36574772" text:continue-list="list36558419" text:style-name="WWNum4">
        <text:list-item>
          <text:p text:style-name="P22"><text:span text:style-name="T11">Facilitator:</text:span></text:p>
        </text:list-item>
      </text:list>
      <text:list xml:id="list36554421" text:continue-list="list36217901" text:style-name="WWNum11">
        <text:list-item>
          <text:p text:style-name="P43"><text:span text:style-name="T18">Grooming new engineers on Core network.</text:span></text:p>
        </text:list-item>
      </text:list>
      <text:list xml:id="list36576889" text:continue-list="list36574772" text:style-name="WWNum4">
        <text:list-item>
          <text:p text:style-name="P22"><text:soft-page-break/><text:span text:style-name="T11">Shift Leader: </text:span></text:p>
        </text:list-item>
      </text:list>
      <text:list xml:id="list36564549" text:continue-list="list36554421" text:style-name="WWNum11">
        <text:list-item>
          <text:p text:style-name="P43"><text:span text:style-name="T18">Working as a Shift Leader to supervise and lead a particular shift.</text:span></text:p>
        </text:list-item>
      </text:list>
      <text:list xml:id="list36569288" text:continue-list="list36559109" text:style-name="WWNum1">
        <text:list-item>
          <text:p text:style-name="P8"><text:span text:style-name="T22">Lecturer</text:span><text:span text:style-name="T23">, Department of Electrical and Electronics Engineering, Stamford University-Bangladesh (</text:span><text:a xlink:type="simple" xlink:href="http://www.stamford.ac"><text:span text:style-name="T23">http://www.stamford.ac</text:span></text:a><text:span text:style-name="T23">), 744 Satmasjid Road,Dhaka-1209,Bangladesh, 9/2005—12/2005.</text:span></text:p>
        </text:list-item>
      </text:list>
      <text:p text:style-name="P24"/>
      <text:p text:style-name="P26"><text:span text:style-name="T15">Job Responsibility</text:span><text:span text:style-name="T16">: </text:span></text:p>
      <text:p text:style-name="P4"/>
      <text:list xml:id="list36208348" text:style-name="WWNum5">
        <text:list-item>
          <text:p text:style-name="P36"><text:span text:style-name="T10">Courses Tought:</text:span><text:span text:style-name="T2"> </text:span></text:p>
        </text:list-item>
      </text:list>
      <text:list xml:id="list36564471" text:continue-list="list36564549" text:style-name="WWNum11">
        <text:list-item>
          <text:p text:style-name="P37"><text:span text:style-name="T2">Fields and Waves, Electronics.</text:span></text:p>
        </text:list-item>
      </text:list>
      <text:p text:style-name="P29"/>
      <text:p text:style-name="P19"><text:span text:style-name="T10">TRAINING/INTERNSHIP:</text:span></text:p>
      <text:p text:style-name="P30"/>
      <text:p text:style-name="P19"><text:span text:style-name="T10">1.</text:span><text:span text:style-name="T2"> GSM system overview, AXE Operation, organized by Grameenphone Ltd., Bangladesh.</text:span></text:p>
      <text:p text:style-name="P19"><text:span text:style-name="T10">2.</text:span><text:span text:style-name="T2"> Ericsson </text:span><text:span text:style-name="T2">Core Network Maintenance</text:span><text:span text:style-name="T2"> at Ericsson Education, Malaysia <text:s text:c="2"/></text:span></text:p>
      <text:p text:style-name="P19"><text:span text:style-name="T10">3.</text:span><text:span text:style-name="T2"> Ericsson </text:span><text:span text:style-name="T18">MSS configuration,</text:span><text:span text:style-name="T2"> Ericsson </text:span><text:span text:style-name="T18">AXE Blade Cluster Operation &amp; Maintenance</text:span></text:p>
      <text:p text:style-name="P19"><text:span text:style-name="T10">4.</text:span><text:span text:style-name="T2"> </text:span><text:span text:style-name="T18">Tektronix K-18 Training,</text:span><text:span text:style-name="T2"> conducted by Tektronix. <text:s/></text:span></text:p>
      <text:p text:style-name="P19"><text:span text:style-name="T10">5.</text:span><text:span text:style-name="T2"> Huawei </text:span><text:span text:style-name="T2">GSM MSOFTX3000 Data Configuration (include O&amp;M part)</text:span><text:span text:style-name="T2">, </text:span><text:span text:style-name="T2">GSM UMG8900 Routine Operation and Maintenance</text:span><text:span text:style-name="T2">, </text:span><text:span text:style-name="T2">STP Operation and Maintenance, GSM MSOFTX3000 Routine Operation and Maintenance Training</text:span></text:p>
      <text:p text:style-name="P19"><text:span text:style-name="T10">6.</text:span><text:span text:style-name="T2"> </text:span><text:span text:style-name="T2">Leadership skill course, Communication skills course, conducted by British Council, Bangladesh for Grameenphone Ltd.</text:span><text:span text:style-name="T2"> <text:s/></text:span></text:p>
      <text:p text:style-name="P19"><text:span text:style-name="T10">7.</text:span><text:span text:style-name="T2"> </text:span><text:span text:style-name="T2">Shift Leader Training, </text:span><text:span text:style-name="T2">organized by Grameenphone Ltd., Bangladesh.</text:span></text:p>
      <text:p text:style-name="P4"/>
      <text:p text:style-name="P19"><text:span text:style-name="T10">AWARDS </text:span></text:p>
      <text:p text:style-name="P25"/>
      <text:list xml:id="list36213861" text:style-name="WWNum2">
        <text:list-item>
          <text:p text:style-name="P21"><text:span text:style-name="T10">Dean’s list (Second Year) </text:span><text:span text:style-name="T18">(</text:span><text:span text:style-name="T2">3/2002—1/2003), Department of EEE, University of Engineering and Technology (BUET)</text:span><text:span text:style-name="T18">, Bangladesh.</text:span></text:p>
        </text:list-item>
        <text:list-item>
          <text:p text:style-name="P21"><text:span text:style-name="T10">Dean’s list (Third Year)</text:span><text:span text:style-name="T18"> (</text:span><text:span text:style-name="T2">8/2003—3/2004), Department of EEE, University of Engineering and Technology (BUET)</text:span><text:span text:style-name="T18">, Bangladesh.</text:span></text:p>
        </text:list-item>
        <text:list-item>
          <text:p text:style-name="P21"><text:span text:style-name="T10">Dean’s list (Fourth Year)</text:span><text:span text:style-name="T18"> (</text:span><text:span text:style-name="T2">9/2004—6/2005), Department of EEE, University of Engineering and Technology (BUET)</text:span><text:span text:style-name="T18">, Bangladesh.</text:span></text:p>
        </text:list-item>
      </text:list>
      <text:p text:style-name="P5"/>
      <text:p text:style-name="P18"><text:span text:style-name="T10">ADVANCED LEVEL COURSES</text:span></text:p>
      <text:p text:style-name="P3"/>
      <text:list xml:id="list36567283" text:continue-list="list36569288" text:style-name="WWNum1">
        <text:list-item>
          <text:p text:style-name="P20"><text:span text:style-name="T18">Control Systems, Digital Signal Processing, Semiconductor Devices, Digital and Satellite Communication Engineering, Power System Analysis, Microprocessor and Digital Computer, Biomedical Electronics, Microwave Engineering, Power Stations.</text:span></text:p>
        </text:list-item>
      </text:list>
      <text:p text:style-name="P4"/>
      <text:p text:style-name="P19"><text:span text:style-name="T10">COMPUTER SKILLS</text:span></text:p>
      <text:p text:style-name="P4"/>
      <text:list xml:id="list36560482" text:continue-list="list36213861" text:style-name="WWNum2">
        <text:list-item>
          <text:p text:style-name="P21"><text:span text:style-name="T14">CAD:</text:span><text:span text:style-name="T19"> MATLAB v. 6.5 (Mathworks), Citrix (Ericsson), Local Maintenance Terminal (LMT) (Huawey), Exceed (Ericsson), Osix, Globe OSS. <text:s/></text:span></text:p>
        </text:list-item>
        <text:list-item>
          <text:p text:style-name="P21"><text:span text:style-name="T14">Programming Languages:</text:span><text:span text:style-name="T19"> C, C++, MATLAB, assembly language.</text:span></text:p>
        </text:list-item>
      </text:list>
      <text:p text:style-name="P9"><text:span text:style-name="T15"/></text:p>
      <text:p text:style-name="P9"><text:span text:style-name="T15">References are available upon reque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Vrinda1" svg:font-family="Vrinda"/>
    <style:font-face style:name="Courier New" svg:font-family="'Courier New'" style:font-adornments="Regular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Batang" svg:font-family="Batang" style:font-family-generic="system" style:font-pitch="variable"/>
    <style:font-face style:name="Courier New1" svg:font-family="'Courier New'" style:font-family-generic="system" style:font-pitch="variable"/>
    <style:font-face style:name="Garamond1" svg:font-family="Garamond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Vrinda" svg:font-family="Vrind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bn" style:country-complex="BD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Vrinda" style:font-size-complex="12pt" style:language-complex="bn" style:country-complex="BD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Vrind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Vrind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Vrind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Vrinda1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References" style:family="paragraph" style:parent-style-name="Standard"/>
    <style:style style:name="List_20_Paragraph" style:display-name="List Paragraph" style:family="paragraph" style:parent-style-name="Standard"/>
    <style:style style:name="No_20_Spacing" style:display-name="No Spacing" style:family="paragraph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/>
    <style:style style:name="Header_20_Char" style:display-name="Header Char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455cm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72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9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6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5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0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7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34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254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Page <text:page-number text:select-page="current">3</text:page-number> of <text:page-count>3</text:page-count></text:p>
        <text:p text:style-name="Header"/>
      </style:header>
      <style:header-left>
        <text:p text:style-name="Header"/>
      </style:header-left>
      <style:footer>
        <text:p text:style-name="Footer"><text:tab/><text:tab/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URRICULUM VITAE</dc:title>
    <meta:initial-creator>rizvi</meta:initial-creator>
    <meta:editing-cycles>81</meta:editing-cycles>
    <meta:print-date>2010-10-08T16:44:03.42</meta:print-date>
    <meta:creation-date>2010-10-06T09:25:00</meta:creation-date>
    <dc:date>2010-10-08T16:45:18.36</dc:date>
    <meta:editing-duration>PT33M6S</meta:editing-duration>
    <meta:generator>OOo-dev/3.3$Win32 OpenOffice.org_project/330m3$Build-9519</meta:generator>
    <meta:document-statistic meta:table-count="2" meta:image-count="0" meta:object-count="0" meta:page-count="3" meta:paragraph-count="103" meta:word-count="623" meta:character-count="4951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